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7.631cm"/>
    </style:style>
    <style:style style:name="co6" style:family="table-column">
      <style:table-column-properties fo:break-before="auto" style:column-width="11.349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11.904cm"/>
    </style:style>
    <style:style style:name="co10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80808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Autopilot hints</text:p>
          </table:table-cell>
          <table:table-cell office:value-type="string">
            <text:p>done (mission 1 &amp; 2)</text:p>
          </table:table-cell>
          <table:table-cell table:number-columns-repeated="8"/>
        </table:table-row>
        <table:table-row table:style-name="ro2">
          <table:table-cell office:value-type="string">
            <text:p>Glide hints</text:p>
          </table:table-cell>
          <table:table-cell table:number-columns-repeated="9"/>
        </table:table-row>
        <table:table-row table:style-name="ro2">
          <table:table-cell office:value-type="string">
            <text:p>Armor table + piercing effect</text:p>
          </table:table-cell>
          <table:table-cell office:value-type="string">
            <text:p>Done</text:p>
          </table:table-cell>
          <table:table-cell table:number-columns-repeated="8"/>
        </table:table-row>
        <table:table-row table:style-name="ro2">
          <table:table-cell office:value-type="string">
            <text:p>Script that toggles sync fire?</text:p>
          </table:table-cell>
          <table:table-cell table:number-columns-repeated="9"/>
        </table:table-row>
        <table:table-row table:style-name="ro2">
          <table:table-cell office:value-type="string">
            <text:p>Recharge shields &amp; guns between nav points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Missions</text:p>
          </table:table-cell>
          <table:table-cell table:number-columns-repeated="9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Fighter</text:p>
          </table:table-cell>
          <table:table-cell table:style-name="ce2" office:value-type="string">
            <text:p>Hints</text:p>
          </table:table-cell>
          <table:table-cell table:style-name="ce2" office:value-type="string">
            <text:p>Dialogue skips</text:p>
          </table:table-cell>
          <table:table-cell table:style-name="ce2" office:value-type="string">
            <text:p>Checkpoint</text:p>
          </table:table-cell>
          <table:table-cell table:style-name="ce2" office:value-type="string">
            <text:p>Energy Recharge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If WCS ever up to date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M01-BG-Hermes.fs2</text:p>
          </table:table-cell>
          <table:table-cell table:style-name="ce3" office:value-type="string">
            <text:p>Brimstone 1</text:p>
          </table:table-cell>
          <table:table-cell table:style-name="ce3" office:value-type="string">
            <text:p>Hellcat</text:p>
          </table:table-cell>
          <table:table-cell table:style-name="ce3" office:value-type="string">
            <text:p>Autopilot</text:p>
          </table:table-cell>
          <table:table-cell table:style-name="ce3" office:value-type="string">
            <text:p>None</text:p>
          </table:table-cell>
          <table:table-cell table:style-name="ce3"/>
          <table:table-cell office:value-type="string">
            <text:p>TODO</text:p>
          </table:table-cell>
          <table:table-cell table:number-columns-repeated="3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2-BG-Hermes.fs2</text:p>
          </table:table-cell>
          <table:table-cell office:value-type="string">
            <text:p>Brimstone 2</text:p>
          </table:table-cell>
          <table:table-cell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None</text:p>
          </table:table-cell>
          <table:table-cell/>
          <table:table-cell office:value-type="string">
            <text:p>TODO</text:p>
          </table:table-cell>
          <table:table-cell table:number-columns-repeated="3"/>
        </table:table-row>
        <table:table-row table:style-name="ro2">
          <table:table-cell table:style-name="ce3" table:number-columns-repeated="3"/>
          <table:table-cell table:style-name="ce3" office:value-type="string">
            <text:p>+ Comm menu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table:style-name="ce3" office:value-type="string">
            <text:p>M03-BG-Hermes.fs2</text:p>
          </table:table-cell>
          <table:table-cell table:style-name="ce3" office:value-type="string">
            <text:p>Brimstone 3</text:p>
          </table:table-cell>
          <table:table-cell table:style-name="ce3" office:value-type="string">
            <text:p>Hellcat</text:p>
          </table:table-cell>
          <table:table-cell table:style-name="ce3" office:value-type="string">
            <text:p>Bombs &amp; bomber targeting</text:p>
          </table:table-cell>
          <table:table-cell table:style-name="ce3" office:value-type="string">
            <text:p>Done – mission start dialogue (2 minutes) can be skipped to wave 1</text:p>
          </table:table-cell>
          <table:table-cell table:style-name="ce3"/>
          <table:table-cell office:value-type="string">
            <text:p>TODO</text:p>
          </table:table-cell>
          <table:table-cell table:number-columns-repeated="3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table:style-name="ce3" office:value-type="string">
            <text:p>M04-BG-Hermes.fs2</text:p>
          </table:table-cell>
          <table:table-cell table:style-name="ce3" office:value-type="string">
            <text:p>Brimstone 4 -&gt;Vega</text:p>
          </table:table-cell>
          <table:table-cell table:style-name="ce3" office:value-type="string">
            <text:p>Longbow</text:p>
          </table:table-cell>
          <table:table-cell table:number-columns-repeated="2" table:style-name="ce3" office:value-type="string">
            <text:p>None</text:p>
          </table:table-cell>
          <table:table-cell table:style-name="ce3"/>
          <table:table-cell office:value-type="string">
            <text:p>None</text:p>
          </table:table-cell>
          <table:table-cell table:number-columns-repeated="3"/>
        </table:table-row>
        <table:table-row table:style-name="ro2">
          <table:table-cell table:style-name="ce5" table:number-columns-repeated="10"/>
        </table:table-row>
        <table:table-row table:style-name="ro2">
          <table:table-cell office:value-type="string">
            <text:p>M05-BG-Hermes.fs2</text:p>
          </table:table-cell>
          <table:table-cell office:value-type="string">
            <text:p>Vega 1</text:p>
          </table:table-cell>
          <table:table-cell office:value-type="string">
            <text:p>Hellcat</text:p>
          </table:table-cell>
          <table:table-cell office:value-type="string">
            <text:p>F12 to target incoming fighters @ corvette nav</text:p>
          </table:table-cell>
          <table:table-cell office:value-type="string">
            <text:p>Done – Fort Crockett dialogue skippable</text:p>
          </table:table-cell>
          <table:table-cell/>
          <table:table-cell office:value-type="string">
            <text:p>Done</text:p>
          </table:table-cell>
          <table:table-cell office:value-type="string">
            <text:p>Charlie engages fighters if they get too close @ corvette nav</text:p>
          </table:table-cell>
          <table:table-cell office:value-type="string">
            <text:p>Afterburn to corvettes?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dded Fireclaw to escort list</text:p>
          </table:table-cell>
          <table:table-cell table:number-columns-repeated="4"/>
          <table:table-cell office:value-type="string">
            <text:p>Scripted bombing run?</text:p>
          </table:table-cell>
          <table:table-cell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6-BG-Hermes.fs2</text:p>
          </table:table-cell>
          <table:table-cell office:value-type="string">
            <text:p>Vega 2</text:p>
          </table:table-cell>
          <table:table-cell office:value-type="string">
            <text:p>Hellcat</text:p>
          </table:table-cell>
          <table:table-cell table:number-columns-repeated="2" office:value-type="string">
            <text:p>None</text:p>
          </table:table-cell>
          <table:table-cell/>
          <table:table-cell office:value-type="string">
            <text:p>None</text:p>
          </table:table-cell>
          <table:table-cell table:number-columns-repeated="3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7-BG-Hermes.fs2</text:p>
          </table:table-cell>
          <table:table-cell office:value-type="string">
            <text:p>Vega 3</text:p>
          </table:table-cell>
          <table:table-cell office:value-type="string">
            <text:p>Hellcat</text:p>
          </table:table-cell>
          <table:table-cell table:number-columns-repeated="2" office:value-type="string">
            <text:p>None</text:p>
          </table:table-cell>
          <table:table-cell/>
          <table:table-cell office:value-type="string">
            <text:p>TODO</text:p>
          </table:table-cell>
          <table:table-cell table:number-columns-repeated="3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8-BG-Hermes.fs2</text:p>
          </table:table-cell>
          <table:table-cell office:value-type="string">
            <text:p>Vega 4</text:p>
          </table:table-cell>
          <table:table-cell office:value-type="string">
            <text:p>Hellcat</text:p>
          </table:table-cell>
          <table:table-cell office:value-type="string">
            <text:p>None</text:p>
          </table:table-cell>
          <table:table-cell office:value-type="string">
            <text:p>When meeting the valk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blasting the missiles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9-BG-Hermes.fs2</text:p>
          </table:table-cell>
          <table:table-cell office:value-type="string">
            <text:p>Vega 5</text:p>
          </table:table-cell>
          <table:table-cell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missile strike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0-BG-Hermes.fs2</text:p>
          </table:table-cell>
          <table:table-cell office:value-type="string">
            <text:p>Proxima 1</text:p>
          </table:table-cell>
          <table:table-cell office:value-type="string">
            <text:p>Arrow</text:p>
          </table:table-cell>
          <table:table-cell table:number-columns-repeated="7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1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2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0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1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2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0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1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2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0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1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2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50-BG-Hermes.fs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6/03/2013</text:date>, <text:time>20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2M19S</meta:editing-duration>
    <meta:editing-cycles>33</meta:editing-cycles>
    <meta:generator>LibreOffice/3.4$Win32 LibreOffice_project/340m1$Build-302</meta:generator>
    <dc:date>2013-03-06T20:59:59.10</dc:date>
    <meta:document-statistic meta:table-count="3" meta:cell-count="119" meta:object-count="0"/>
    <meta:user-defined meta:name="Info 1"/>
    <meta:user-defined meta:name="Info 2"/>
    <meta:user-defined meta:name="Info 3"/>
    <meta:user-defined meta:name="Info 4"/>
  </office:meta>
</office:document-meta>
</file>